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6865c"/>
    </style:style>
    <style:style style:name="P6" style:family="paragraph" style:parent-style-name="Text_20_body">
      <style:text-properties officeooo:paragraph-rsid="00597fea"/>
    </style:style>
    <style:style style:name="P7" style:family="paragraph" style:parent-style-name="Text_20_body">
      <style:text-properties officeooo:paragraph-rsid="0059e148"/>
    </style:style>
    <style:style style:name="P8" style:family="paragraph" style:parent-style-name="DocText">
      <style:text-properties officeooo:paragraph-rsid="0056865c"/>
    </style:style>
    <style:style style:name="P9" style:family="paragraph" style:parent-style-name="DocText">
      <style:text-properties fo:font-style="normal" officeooo:paragraph-rsid="0056865c" style:font-style-asian="normal" style:font-style-complex="normal"/>
    </style:style>
    <style:style style:name="P10" style:family="paragraph" style:parent-style-name="DocText">
      <style:text-properties style:text-position="0% 100%"/>
    </style:style>
    <style:style style:name="P11" style:family="paragraph" style:parent-style-name="DocText">
      <style:text-properties style:text-position="0% 100%" style:font-name="Garamond" style:text-underline-style="none" officeooo:paragraph-rsid="0056865c"/>
    </style:style>
    <style:style style:name="P12" style:family="paragraph" style:parent-style-name="DocText">
      <style:text-properties style:text-position="0% 100%" officeooo:paragraph-rsid="0056865c"/>
    </style:style>
    <style:style style:name="P13" style:family="paragraph" style:parent-style-name="DocText">
      <style:text-properties officeooo:paragraph-rsid="0058d2a5"/>
    </style:style>
    <style:style style:name="P14" style:family="paragraph" style:parent-style-name="DocEquation">
      <style:text-properties fo:font-style="normal" officeooo:paragraph-rsid="0056865c" style:font-style-asian="normal" style:font-style-complex="normal"/>
    </style:style>
    <style:style style:name="P15" style:family="paragraph" style:parent-style-name="DocEquation">
      <style:text-properties officeooo:paragraph-rsid="0056865c"/>
    </style:style>
    <style:style style:name="P16" style:family="paragraph" style:parent-style-name="DocVariableDef">
      <style:text-properties fo:font-style="normal" officeooo:paragraph-rsid="0056865c" style:font-style-asian="normal" style:font-style-complex="normal"/>
    </style:style>
    <style:style style:name="P17" style:family="paragraph" style:parent-style-name="DocVariableDef">
      <style:text-properties style:text-position="0% 100%" style:text-underline-style="none" officeooo:paragraph-rsid="0056865c"/>
    </style:style>
    <style:style style:name="P18" style:family="paragraph" style:parent-style-name="DocVariableDef">
      <style:text-properties style:text-position="0% 100%" style:font-name="Garamond" style:text-underline-style="none" officeooo:rsid="0057be71"/>
    </style:style>
    <style:style style:name="P19" style:family="paragraph" style:parent-style-name="DocVariableDef">
      <style:text-properties officeooo:paragraph-rsid="0056865c"/>
    </style:style>
    <style:style style:name="P20" style:family="paragraph" style:parent-style-name="DocVariableDef">
      <style:text-properties officeooo:paragraph-rsid="0057be71"/>
    </style:style>
    <style:style style:name="P21" style:family="paragraph" style:parent-style-name="DocHeading1">
      <style:text-properties officeooo:paragraph-rsid="0056865c"/>
    </style:style>
    <style:style style:name="P22" style:family="paragraph" style:parent-style-name="DocHeading1">
      <style:text-properties officeooo:paragraph-rsid="005d8975"/>
    </style:style>
    <style:style style:name="P23" style:family="paragraph" style:parent-style-name="DocHeading2">
      <style:text-properties officeooo:paragraph-rsid="0056865c"/>
    </style:style>
    <style:style style:name="P24" style:family="paragraph" style:parent-style-name="DocHeading2">
      <style:text-properties officeooo:rsid="00597fea" officeooo:paragraph-rsid="00597fea"/>
    </style:style>
    <style:style style:name="P25" style:family="paragraph" style:parent-style-name="DocHeading2">
      <style:text-properties officeooo:rsid="0059e148" officeooo:paragraph-rsid="0059e148"/>
    </style:style>
    <style:style style:name="P26" style:family="paragraph" style:parent-style-name="DocHeading3">
      <style:text-properties officeooo:paragraph-rsid="0056865c"/>
    </style:style>
    <style:style style:name="P27" style:family="paragraph" style:parent-style-name="Text_20_body">
      <style:text-properties officeooo:rsid="0059e148" officeooo:paragraph-rsid="0059e148"/>
    </style:style>
    <style:style style:name="P28" style:family="paragraph" style:parent-style-name="Text_20_body">
      <style:text-properties officeooo:paragraph-rsid="005d8975"/>
    </style:style>
    <style:style style:name="P29" style:family="paragraph" style:parent-style-name="DocTitle" style:master-page-name="First_20_Page">
      <style:paragraph-properties style:page-number="auto"/>
      <style:text-properties officeooo:rsid="001d76c3" officeooo:paragraph-rsid="0056865c"/>
    </style:style>
    <style:style style:name="P30" style:family="paragraph" style:parent-style-name="DocVariableDef">
      <style:text-properties officeooo:rsid="0059e148"/>
    </style:style>
    <style:style style:name="P31" style:family="paragraph" style:parent-style-name="DocVariableDef">
      <style:text-properties officeooo:paragraph-rsid="0056865c"/>
    </style:style>
    <style:style style:name="P32" style:family="paragraph" style:parent-style-name="DocText" style:list-style-name="L1">
      <style:text-properties officeooo:paragraph-rsid="0056865c"/>
    </style:style>
    <style:style style:name="P33" style:family="paragraph" style:parent-style-name="DocText">
      <style:text-properties officeooo:paragraph-rsid="005d897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597fea"/>
    </style:style>
    <style:style style:name="T5" style:family="text">
      <style:text-properties style:text-position="sub 58%" style:text-underline-style="none" officeooo:rsid="005d897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font-name="DejaVu Sans" style:text-underline-style="none"/>
    </style:style>
    <style:style style:name="T12" style:family="text">
      <style:text-properties style:text-position="0% 100%" style:font-name="Garamond" style:text-underline-style="none"/>
    </style:style>
    <style:style style:name="T13" style:family="text">
      <style:text-properties style:text-position="0% 100%" officeooo:rsid="0058d2a5"/>
    </style:style>
    <style:style style:name="T14" style:family="text">
      <style:text-properties style:text-position="0% 100%" officeooo:rsid="00597fea"/>
    </style:style>
    <style:style style:name="T15" style:family="text">
      <style:text-properties style:text-position="0% 100%" officeooo:rsid="005b1b3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d8975"/>
    </style:style>
    <style:style style:name="T18" style:family="text">
      <style:text-properties officeooo:rsid="0057be71"/>
    </style:style>
    <style:style style:name="T19" style:family="text">
      <style:text-properties officeooo:rsid="0058d2a5"/>
    </style:style>
    <style:style style:name="T20" style:family="text">
      <style:text-properties officeooo:rsid="00597fea"/>
    </style:style>
    <style:style style:name="T21" style:family="text">
      <style:text-properties officeooo:rsid="0059e148"/>
    </style:style>
    <style:style style:name="T22" style:family="text">
      <style:text-properties officeooo:rsid="005cad00"/>
    </style:style>
    <style:style style:name="T23" style:family="text">
      <style:text-properties officeooo:rsid="005d897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9"><text:title>Dynamic Motion Solver</text:title></text:p>
      <text:h text:style-name="DocHeading1" text:outline-level="1">Introduction</text:h>
      <text:p text:style-name="P8">This document provides detailed description for the generalized formation, assembly, and solution of the equations of motion in the oFreq application. <text:s/>It assumes familiarity with all background theory on dynamics, mathematics, and hydrodynamics.</text:p>
      <text:h text:style-name="P23" text:outline-level="2">Setup Assumptions</text:h>
      <text:p text:style-name="P8">The actual assembly of equations of motion can change greatly depending on how many bodies are included and which models for equation of motion each body uses. <text:s/>For the assembly and solution of each equation of motion, I will assume the following situation with two bodies.</text:p>
      <text:list xml:id="list7600561572" text:style-name="L1">
        <text:list-item>
          <text:p text:style-name="P32">Body2, with 6 degrees of freedom.</text:p>
        </text:list-item>
        <text:list-item>
          <text:p text:style-name="P32">Body<text:span text:style-name="T19">2</text:span>, with 3 degrees of freedom.</text:p>
        </text:list-item>
      </text:list>
      <text:h text:style-name="P22" text:outline-level="1"><text:span text:style-name="T23">Conversion From Body to Global Coordinates</text:span></text:h>
      <text:p text:style-name="P28"><text:span text:style-name="T23">Before anything else happens, all forces are converted from the body coordinate system to the global coordinate system. <text:s/>See the page on coordinate systems for more details on the conversion process. <text:s/>This conversion applies to every force type: <text:s/>active; reactive; and crossbody forces. <text:s/>This even includes forces that derive from the body mass momentum.</text:span></text:p>
      <text:h text:style-name="P21" text:outline-level="1">Assembly of Body Matrices From User Forces</text:h>
      <text:p text:style-name="P5">The <text:span text:style-name="T23">next</text:span> step is to assemble the matrices of user forces within each body. <text:s/>This includes three types of forces: <text:s/>active, reactive, and crossbody forces.</text:p>
      <text:h text:style-name="P23" text:outline-level="2">Active Forces</text:h>
      <text:p text:style-name="P5">The active forces do not vary with any variable in the equations of motion. <text:s/>So they are fairly simple. <text:s/>The user defines a series of constant forces. <text:s/>These may vary with wave frequency. <text:s/>Each force is defined as a complex number and associated with a specific equation. <text:s/>For Body1, this assembled into a column matrix of complex numbers, with dimensions of 6,1. <text:s/>The notation shows real and imaginary components for each force.</text:p>
      <text:p text:style-name="DocText"><text:soft-page-break/><draw:frame draw:style-name="fr1" draw:name="Object1" text:anchor-type="as-char" svg:width="1.8898in" svg:height="0.9311in" draw:z-index="1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15">Equation <text:sequence text:ref-name="refEquation0" text:name="Equation" text:formula="ooow:Equation+1" style:num-format="1">3.1</text:sequence></text:p>
      <text:p text:style-name="P8"/>
      <text:p text:style-name="P8">With Body2, this assembled into a column matrix with dimensions of 3,1. <text:s/>The underline denotes that this is a matrix of complex variables.</text:p>
      <text:p text:style-name="DocText"><draw:frame draw:style-name="fr1" draw:name="Object2" text:anchor-type="as-char" svg:width="1.8453in" svg:height="0.7209in" draw:z-index="2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15">Equation <text:sequence text:ref-name="refEquation1" text:name="Equation" text:formula="ooow:Equation+1" style:num-format="1">3.2</text:sequence></text:p>
      <text:p text:style-name="P8"/>
      <text:p text:style-name="P8">Notice that each of the matrices is marked with an index u. <text:s/>This indicates that the user may define multiple matrices for each body. <text:s/>The summation of these multiple matrices is handled in Section <text:bookmark-ref text:reference-format="number" text:ref-name="__RefHeading__1519_672426918">3.4</text:bookmark-ref>. <text:s/>For now, each force is defined individually and we move on to definition of the reactive forces.</text:p>
      <text:h text:style-name="P23" text:outline-level="2">Reactive Forces</text:h>
      <text:p text:style-name="P5">The user provided inputs that give a series of force coefficients and the corresponding order of derivative for each coefficient, and the corresponding variable associated with each equation. <text:s/>Any coefficients not provided are assumed to be zero. <text:s/>For Body1, the program assembles these coefficients into a series of matrices. <text:s/>Each matrix has dimensions of 6 x 6, since the body has six degrees of freedom.</text:p>
      <text:p text:style-name="DocText"><draw:frame draw:style-name="fr1" draw:name="Object19" text:anchor-type="as-char" svg:width="2.3047in" svg:height="0.9598in" draw:z-index="3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15">Equation <text:sequence text:ref-name="refEquation2" text:name="Equation" text:formula="ooow:Equation+1" style:num-format="1">3.3</text:sequence></text:p>
      <text:p text:style-name="P19">Variables:</text:p>
      <text:p text:style-name="P19">First subscript = <text:tab/>The index of the equation of motion that the coefficient is associated with.</text:p>
      <text:p text:style-name="P19">Second subscript = <text:tab/>The index of the variable that the coefficient is associated with.</text:p>
      <text:p text:style-name="P19">u = <text:tab/>The index of the force defined by the user. <text:s/>The user may define multiple forces for each body.</text:p>
      <text:p text:style-name="P19">v = <text:tab/>The order of the derivative that the coefficient matrix is associated with.</text:p>
      <text:p text:style-name="P8"/>
      <text:p text:style-name="P8">This produces a series of matrices, up to the highest order of the derivative (<text:span text:style-name="T6">index </text:span><text:span text:style-name="T7">i).</text:span></text:p>
      <text:p text:style-name="P9">For Body2, the program assembles a matrix along the same methodology. <text:s/>But the second matrix only has dimensions of 3 x 3, since the the body has 3 degrees of freedom.</text:p>
      <text:p text:style-name="DocText"><draw:frame draw:style-name="fr1" draw:name="Object20" text:anchor-type="as-char" svg:width="2.0339in" svg:height="0.7398in" draw:z-index="5"><draw:object xlink:href="./Object 4" xlink:type="simple" xlink:show="embed" xlink:actuate="onLoad"/><draw:image xlink:href="./ObjectReplacements/Object 4" xlink:type="simple" xlink:show="embed" xlink:actuate="onLoad"/></draw:frame><text:tab/></text:p>
      <text:p text:style-name="P14">Equation <text:sequence text:ref-name="refEquation3" text:name="Equation" text:formula="ooow:Equation+1" style:num-format="1">3.4</text:sequence></text:p>
      <text:p text:style-name="P9"><text:soft-page-break/></text:p>
      <text:p text:style-name="P9">Again, this produces a series of matrices, up to the highest order of the derivative. <text:s/>The two bodies may have different orders of derivatives.</text:p>
      <text:h text:style-name="P23" text:outline-level="2">crossbody Forces</text:h>
      <text:p text:style-name="P9">If multiple bodies are included in the run, the user may define some cross forces. <text:s/>These cross forces were defined with a combination of variables between two bodies. <text:s/>The body forces are defined as originating from one body, and reference the variables of another body. <text:s/>If the user wants to have this link worth both directions between the body, they must explicitly define the mirror of this force on the other body. <text:s/>Don't worry about how to create a mirror force. <text:s/>The user will know how to do this. <text:s/>The program only needs to maintain the same basic structure. <text:s/>The user may define multiple crossbody forces, but each crossbody force can only reference one other body. <text:s/>To create references to multiple bodies, the user will need to define multiple crossbody forces.</text:p>
      <text:p text:style-name="P9">The definition of crossbody forces creates a body interaction matrix. <text:s/>The dimensions of the matrix depend on the number of equations within each body. <text:s/>The matrix will have the number of rows as equations within the body that owns the crossbody term. <text:s/>And it will have the same number of columns as the equations of the linking body. <text:s/>Once again, the user has defined a derivative associated with each crossbody force. <text:s/>A separate body interaction matrix is defined for each order of derivative. <text:s/>So for a crossbody force defined within Body1, and linking to Body2, the following matrix gets assembled.</text:p>
      <text:p text:style-name="DocText"><draw:frame draw:style-name="fr1" draw:name="Object3" text:anchor-type="as-char" svg:width="2.1181in" svg:height="0.9598in" draw:z-index="6"><draw:object xlink:href="./Object 5" xlink:type="simple" xlink:show="embed" xlink:actuate="onLoad"/><draw:image xlink:href="./ObjectReplacements/Object 5" xlink:type="simple" xlink:show="embed" xlink:actuate="onLoad"/></draw:frame><text:tab/></text:p>
      <text:p text:style-name="P15">Equation <text:sequence text:ref-name="refEquation4" text:name="Equation" text:formula="ooow:Equation+1" style:num-format="1">3.5</text:sequence></text:p>
      <text:p text:style-name="P19">Variables:</text:p>
      <text:p text:style-name="P19">First subscript = <text:tab/>The index of the equation of motion that the coefficient is associated with, from Body1.</text:p>
      <text:p text:style-name="P19">Second subscript = <text:tab/>The index of the equation of motion that the coefficient is associated with, linking to Body2.</text:p>
      <text:p text:style-name="P19">u = <text:tab/>The index of the force defined by the user. <text:s/>The user may define multiple forces for each body.</text:p>
      <text:p text:style-name="P16">v = <text:tab/>The order of the derivative that the coefficient matrix is associated with.</text:p>
      <text:p text:style-name="P9"/>
      <text:h text:style-name="P23" text:outline-level="2"><text:bookmark-start text:name="__RefHeading__1519_672426918"/>Summation of User Defined Forces<text:bookmark-end text:name="__RefHeading__1519_672426918"/></text:h>
      <text:p text:style-name="P9">Normally, the user will just define one series of forces for each equation. <text:s/>However, the user may wish to separate out the forces to track different elements separately. <text:s/>In that case, the program will add the coefficients for all forces that are associated with each equation and variable. <text:s/>This combines individual forces into a single force, which is what the program cares about. <text:s/>Each combined force is a single matrix, where each matrix is handled in a different manner. <text:s/>The individual matrices are summarized as follows.</text:p>
      <text:h text:style-name="P26" text:outline-level="3">Active Force Summation</text:h>
      <text:p text:style-name="P5">The active forces for each body are summed with the following formula.</text:p>
      <text:p text:style-name="DocText"><draw:frame draw:style-name="fr1" draw:name="Object4" text:anchor-type="as-char" svg:width="1.9874in" svg:height="0.4484in" draw:z-index="7"><draw:object xlink:href="./Object 6" xlink:type="simple" xlink:show="embed" xlink:actuate="onLoad"/><draw:image xlink:href="./ObjectReplacements/Object 6" xlink:type="simple" xlink:show="embed" xlink:actuate="onLoad"/></draw:frame><text:tab/></text:p>
      <text:p text:style-name="P15">Equation <text:sequence text:ref-name="refEquation5" text:name="Equation" text:formula="ooow:Equation+1" style:num-format="1">3.6</text:sequence></text:p>
      <text:p text:style-name="P19">Variables:</text:p>
      <text:p text:style-name="P19">u = <text:tab/>Index of user defined active force.</text:p>
      <text:p text:style-name="P19">underline = <text:tab/>Matrix of complex variables</text:p>
      <text:p text:style-name="P8"><text:soft-page-break/></text:p>
      <text:p text:style-name="P8">Notice that each body now only contains a single active force matrix.</text:p>
      <text:h text:style-name="P26" text:outline-level="3">Reactive Force Summation</text:h>
      <text:p text:style-name="P5">The reactive forces are summed in a similar manner. <text:s/>Each body will contain a series of reactive force matrices, one matrix for each order of derivative.</text:p>
      <text:p text:style-name="DocText"><draw:frame draw:style-name="fr1" draw:name="Object5" text:anchor-type="as-char" svg:width="2.0535in" svg:height="0.4484in" draw:z-index="9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15">Equation <text:sequence text:ref-name="refEquation6" text:name="Equation" text:formula="ooow:Equation+1" style:num-format="1">3.7</text:sequence></text:p>
      <text:p text:style-name="P19">Variables:</text:p>
      <text:p text:style-name="P19">u = <text:tab/>Index of user defined active force.</text:p>
      <text:p text:style-name="P19">v = <text:tab/>Order of equation derivative.</text:p>
      <text:p text:style-name="P8"/>
      <text:p text:style-name="P8">There are now a series of matrices defined for each body, each matrix corresponding to an order of derivative.</text:p>
      <text:h text:style-name="P26" text:outline-level="3">crossbody Force Summation</text:h>
      <text:p text:style-name="P5">The crossbody forces are summed in the same manner as the reaction forces.</text:p>
      <text:p text:style-name="DocText"><draw:frame draw:style-name="fr1" draw:name="Object6" text:anchor-type="as-char" svg:width="2.2307in" svg:height="0.4484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5"><text:tab/>Equation <text:sequence text:ref-name="refEquation7" text:name="Equation" text:formula="ooow:Equation+1" style:num-format="1">3.8</text:sequence></text:p>
      <text:p text:style-name="P19">Variables:</text:p>
      <text:p text:style-name="P19">u = <text:tab/>Index of user defined active force.</text:p>
      <text:p text:style-name="P19">v = <text:tab/>Order of equation derivative.</text:p>
      <text:h text:style-name="P21" text:outline-level="1">Definition of Hydrodynamic Matrices</text:h>
      <text:p text:style-name="P5">Each body will have a series of hydrodynamic forces associated with it. <text:s/>These were calculated by another piece of software and written in a hydrodynamic database. <text:s/>Each of these forces varies by wave frequency. <text:s/>The oFreq program is aware of the wave frequency and uses this to interpolate within the hydrodynamic database generate the forces for each frequency.</text:p>
      <text:p text:style-name="P5">The hydrodynamic forces fall into three categories: <text:s/>active forces, reactive forces, and crossbody forces.</text:p>
      <text:h text:style-name="P23" text:outline-level="2">Active Forces</text:h>
      <text:p text:style-name="P5">Active forces are typically called wave forces. <text:s/>This is the actual force generated by the waves impacting on the body. <text:s/>These forces are assembled into a matrix for each body and defined the same way as the user defined active forces.</text:p>
      <text:p text:style-name="DocText"><draw:frame draw:style-name="fr1" draw:name="Object7" text:anchor-type="as-char" svg:width="1.9028in" svg:height="0.9311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text:tab/>Equation <text:sequence text:ref-name="refEquation8" text:name="Equation" text:formula="ooow:Equation+1" style:num-format="1">4.1</text:sequence></text:p>
      <text:p text:style-name="P8"><text:soft-page-break/>Each of the terms in the matrix will be defined for each equation of motion and vary with frequency. <text:s/>The underline denotes that this is a matrix of complex variables.</text:p>
      <text:h text:style-name="P23" text:outline-level="2">Reactive Forces</text:h>
      <text:p text:style-name="P5">The reactive forces are defined the same way as the user reactive forces. <text:s/>But in this case, they only go up to a second order derivative. <text:s/>Each order of derivative has a specific term used to describe it. <text:s/>They are: <text:s/>hydrostatic force, added damping, and added mass.</text:p>
      <text:h text:style-name="P26" text:outline-level="3">Hydrostatic Force</text:h>
      <text:p text:style-name="P5">The hydrostatic force is associated with the 0<text:span text:style-name="T8">th</text:span> order derivative. <text:s/>(That is, no derivative is used.)</text:p>
      <text:p text:style-name="DocText"><draw:frame draw:style-name="fr1" draw:name="Object8" text:anchor-type="as-char" svg:width="2.5in" svg:height="0.9598in" draw:z-index="13"><draw:object xlink:href="./Object 10" xlink:type="simple" xlink:show="embed" xlink:actuate="onLoad"/><draw:image xlink:href="./ObjectReplacements/Object 10" xlink:type="simple" xlink:show="embed" xlink:actuate="onLoad"/></draw:frame><text:tab/></text:p>
      <text:p text:style-name="P15">Equation <text:sequence text:ref-name="refEquation9" text:name="Equation" text:formula="ooow:Equation+1" style:num-format="1">4.2</text:sequence></text:p>
      <text:p text:style-name="P19">Variables:</text:p>
      <text:p text:style-name="P19"><text:span text:style-name="T9">H</text:span><text:span text:style-name="T4">11</text:span> … H<text:span text:style-name="T3">66</text:span><text:span text:style-name="T9"> = <text:tab/>Hydrostatic values for the body.</text:span></text:p>
      <text:p text:style-name="P12"/>
      <text:p text:style-name="P8">Notice that the matrix is defined with the index 0. <text:s/>This shows that the hydrostatic reactive force is <text:span text:style-name="T20">not associated with a derivative, but with the variable of motion directly.</text:span></text:p>
      <text:h text:style-name="P26" text:outline-level="3">Added Damping</text:h>
      <text:p text:style-name="P5">The added damping force is associated with the 1<text:span text:style-name="T8">st</text:span> order derivative. <text:s/></text:p>
      <text:p text:style-name="DocText"><draw:frame draw:style-name="fr1" draw:name="Object9" text:anchor-type="as-char" svg:width="2.398in" svg:height="0.9598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<text:tab/>Equation <text:sequence text:ref-name="refEquation10" text:name="Equation" text:formula="ooow:Equation+1" style:num-format="1">4.3</text:sequence></text:p>
      <text:p text:style-name="P19">Variables:</text:p>
      <text:p text:style-name="P19">B<text:span text:style-name="T4">11</text:span> … B<text:span text:style-name="T3">66</text:span><text:span text:style-name="T9"> = <text:tab/>Added damping values for body. </text:span></text:p>
      <text:p text:style-name="P12"/>
      <text:p text:style-name="P8">The added damping force is only associated with the first order derivative.</text:p>
      <text:h text:style-name="P26" text:outline-level="3">Added Mass</text:h>
      <text:p text:style-name="P5">The added damping force is associated with the 1<text:span text:style-name="T8">st</text:span> order derivative. <text:s/></text:p>
      <text:p text:style-name="DocText"><draw:frame draw:style-name="fr1" draw:name="Object10" text:anchor-type="as-char" svg:width="2.4425in" svg:height="0.9598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><text:tab/>Equation <text:sequence text:ref-name="refEquation11" text:name="Equation" text:formula="ooow:Equation+1" style:num-format="1">4.4</text:sequence></text:p>
      <text:p text:style-name="P19"><text:soft-page-break/>Variables:</text:p>
      <text:p text:style-name="P19"><text:span text:style-name="T9">A</text:span><text:span text:style-name="T3">00</text:span> … A<text:span text:style-name="T3">66</text:span><text:span text:style-name="T9"> = <text:tab/>Added damping values for body.</text:span></text:p>
      <text:p text:style-name="P12"/>
      <text:p text:style-name="P8">The added damping force is only associated with the first order derivative. <text:s/>Hydrodynamic forces still fall into the larger category of reactive forces. <text:s/>Except that hydrodynamic forces only go up the second order derivative.</text:p>
      <text:h text:style-name="P23" text:outline-level="2">crossbody Forces</text:h>
      <text:p text:style-name="P5">The crossbody forces are defined the same way as a user based crossbody force. <text:s/>Each force matrix is associated with a specific body, and derived from the motions of a single reference body.</text:p>
      <text:p text:style-name="P13"><draw:frame draw:style-name="fr1" draw:name="Object11" text:anchor-type="as-char" svg:width="2.2366in" svg:height="0.9598in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DocEquation"><text:tab/>Equation <text:sequence text:ref-name="refEquation12" text:name="Equation" text:formula="ooow:Equation+1" style:num-format="1">4.5</text:sequence></text:p>
      <text:p text:style-name="P19">Variables:</text:p>
      <text:p text:style-name="P19"><text:span text:style-name="T9">C</text:span><text:span text:style-name="T4">11</text:span> … C<text:span text:style-name="T3">6</text:span><text:span text:style-name="T4">3</text:span><text:span text:style-name="T9"> = <text:tab/>Added damping values for body.</text:span></text:p>
      <text:p text:style-name="P12"/>
      <text:h text:style-name="P21" text:outline-level="1">Definition of Body Momentum Matrix</text:h>
      <text:p text:style-name="P6">There is one final matrix to define for the body forces. <text:s/>This is another reactive force, solely associated with the second order derivative. <text:s/>It comes purely from the physical mass of the body, and that mass distribution. <text:s/></text:p>
      <text:h text:style-name="P24" text:outline-level="2">Mass Matrix for 6DOF Body</text:h>
      <text:p text:style-name="P6"><text:span text:style-name="T20">The mass matrix </text:span>has the following definition for a 6 degree of freedom body.</text:p>
      <text:p text:style-name="DocText"><draw:frame draw:style-name="fr1" draw:name="Object12" text:anchor-type="as-char" svg:width="4.5102in" svg:height="1.47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5"><text:tab/>Equation <text:sequence text:ref-name="refEquation13" text:name="Equation" text:formula="ooow:Equation+1" style:num-format="1">5.1</text:sequence></text:p>
      <text:p text:style-name="P19">Variables:</text:p>
      <text:p text:style-name="P20"><text:span text:style-name="T20">[F1</text:span><text:span text:style-name="T4">Mass</text:span><text:span text:style-name="T14">]</text:span><text:span text:style-name="T4">2</text:span> = <text:tab/>Body mass <text:span text:style-name="T20">for body1.</text:span></text:p>
      <text:p text:style-name="P30">M = <text:tab/>Body mass.</text:p>
      <text:p text:style-name="P20">x<text:span text:style-name="T3">g</text:span><text:span text:style-name="T9"> = <text:tab/>Body center of gravity, X-axis (body coordinate system).</text:span></text:p>
      <text:p text:style-name="P20"><text:span text:style-name="T9">y</text:span><text:span text:style-name="T3">g</text:span><text:span text:style-name="T9"> = <text:tab/>Body center of gravity, Y-axis (body coordinate system).</text:span></text:p>
      <text:p text:style-name="P20"><text:span text:style-name="T9">z</text:span><text:span text:style-name="T3">g</text:span><text:span text:style-name="T9"> = <text:tab/>Body center of gravity, Z-axis (body coordinate system).</text:span></text:p>
      <text:p text:style-name="P20"><text:span text:style-name="T9">I</text:span><text:span text:style-name="T3">xx</text:span><text:span text:style-name="T9"> = <text:tab/>2</text:span><text:span text:style-name="T8">nd</text:span><text:span text:style-name="T9"> moment of inertia, X-axis.</text:span></text:p>
      <text:p text:style-name="P20"><text:span text:style-name="T9">I</text:span><text:span text:style-name="T3">yy</text:span><text:span text:style-name="T9"> = <text:tab/>2</text:span><text:span text:style-name="T8">nd</text:span><text:span text:style-name="T9"> moment of inertia, Y-axis.</text:span></text:p>
      <text:p text:style-name="P20"><text:span text:style-name="T9">I</text:span><text:span text:style-name="T3">zz</text:span><text:span text:style-name="T9"> = <text:tab/>2</text:span><text:span text:style-name="T8">nd</text:span><text:span text:style-name="T9"> moment of inertia, Z-axis.</text:span></text:p>
      <text:p text:style-name="P20"><text:span text:style-name="T9">I</text:span><text:span text:style-name="T3">xy</text:span><text:span text:style-name="T9"> = <text:tab/>Cross product of inertia, XY-axis.</text:span></text:p>
      <text:p text:style-name="P20"><text:span text:style-name="T9">I</text:span><text:span text:style-name="T3">xz</text:span><text:span text:style-name="T9"> = <text:tab/>Cross product of inertia, XZ-axis.</text:span></text:p>
      <text:p text:style-name="P20"><text:span text:style-name="T9">I</text:span><text:span text:style-name="T3">yz</text:span><text:span text:style-name="T9"> = <text:tab/>Cross product of inertia, YZ-axis.</text:span></text:p>
      <text:h text:style-name="P25" text:outline-level="2"><text:soft-page-break/>Mass Matrix for 3DOF Body</text:h>
      <text:p text:style-name="P7"><text:span text:style-name="T21"><text:sequence-ref text:reference-format="category-and-value" text:ref-name="refEquation14">Equation 5.2</text:sequence-ref></text:span><text:span text:style-name="T21"> shows the mass matrix for a 3 degree of freedom body, assuming the variables of motion are translation X, translation Y, and translation Z. <text:s/>This is only an illustrative example. <text:s/>The exact mass matrix depends on the equation of motion used.</text:span></text:p>
      <text:p text:style-name="P27"><draw:frame draw:style-name="fr1" draw:name="Object23" text:anchor-type="as-char" svg:width="1.7429in" svg:height="0.6547in" draw:z-index="18"><draw:object xlink:href="./Object 23" xlink:type="simple" xlink:show="embed" xlink:actuate="onLoad"/><draw:image xlink:href="./ObjectReplacements/Object 23" xlink:type="simple" xlink:show="embed" xlink:actuate="onLoad"/></draw:frame></text:p>
      <text:p text:style-name="DocEquation"><text:span text:style-name="T21">Equation </text:span><text:span text:style-name="T21"><text:sequence text:ref-name="refEquation14" text:name="Equation" text:formula="ooow:Equation+1" style:num-format="1">5.2</text:sequence></text:span></text:p>
      <text:p text:style-name="P30">Variables:</text:p>
      <text:p text:style-name="DocVariableDef"><text:span text:style-name="T20">[F</text:span><text:span text:style-name="T21">2</text:span><text:span text:style-name="T4">Mass</text:span><text:span text:style-name="T14">]</text:span><text:span text:style-name="T4">2</text:span> = <text:tab/>Body mass <text:span text:style-name="T20">for body</text:span><text:span text:style-name="T21">2</text:span><text:span text:style-name="T20">.</text:span></text:p>
      <text:p text:style-name="P30">M = <text:tab/>Body mass.</text:p>
      <text:h text:style-name="P21" text:outline-level="1">Assembly of Global Matrices For all Bodies</text:h>
      <text:h text:style-name="P23" text:outline-level="2">Global Matrix for User Forces</text:h>
      <text:p text:style-name="P5">Each body matrix is not assembled into a single global matrix that contains all bodies. <text:s/>The reaction forces and crossbody forces form one global matrix. <text:s/>This includes the user defined and hydrodynamic forces. <text:s/>Remember that you get one of these matrices for every derivative present. <text:s/></text:p>
      <text:p text:style-name="P13"><draw:frame draw:style-name="fr1" draw:name="Object13" text:anchor-type="as-char" svg:width="4.8425in" svg:height="0.4925in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DocEquation">Equation <text:sequence text:ref-name="refEquation15" text:name="Equation" text:formula="ooow:Equation+1" style:num-format="1">6.1</text:sequence></text:p>
      <text:p text:style-name="P19">Variables:</text:p>
      <text:p text:style-name="P19">v = <text:tab/>Index of the derivative the matrix is associated with.</text:p>
      <text:p text:style-name="P19">[F<text:span text:style-name="T19">1</text:span><text:span text:style-name="T3">UserReact</text:span><text:span text:style-name="T9">]</text:span><text:span text:style-name="T3">v</text:span><text:span text:style-name="T9"> = <text:tab/>User reaction forces matrix for body </text:span><text:span text:style-name="T13">1</text:span><text:span text:style-name="T9">, associated with derivative v.</text:span></text:p>
      <text:p text:style-name="P19"><text:span text:style-name="T9">[F</text:span><text:span text:style-name="T13">12</text:span><text:span text:style-name="T3">UserCross</text:span><text:span text:style-name="T9">]</text:span><text:span text:style-name="T3">v</text:span><text:span text:style-name="T9"> = <text:tab/>User crossbody matrix </text:span><text:span text:style-name="T13">received</text:span><text:span text:style-name="T9"> by body </text:span><text:span text:style-name="T13">1</text:span><text:span text:style-name="T9">, </text:span><text:span text:style-name="T13">sent by</text:span><text:span text:style-name="T9"> body </text:span><text:span text:style-name="T13">2</text:span><text:span text:style-name="T9">, for derivative v.</text:span></text:p>
      <text:p text:style-name="P19"><text:span text:style-name="T9">[F</text:span><text:span text:style-name="T13">12</text:span><text:span text:style-name="T3">UserCross</text:span><text:span text:style-name="T9">]</text:span><text:span text:style-name="T3">v</text:span><text:span text:style-name="T9"> = <text:tab/>User crossbody matrix </text:span><text:span text:style-name="T13">received</text:span><text:span text:style-name="T9"> by body </text:span><text:span text:style-name="T13">1</text:span><text:span text:style-name="T9">, </text:span><text:span text:style-name="T13">sent by</text:span><text:span text:style-name="T9"> body </text:span><text:span text:style-name="T13">2</text:span><text:span text:style-name="T9">, for derivative v.</text:span></text:p>
      <text:p text:style-name="P19"><text:span text:style-name="T9">[F</text:span><text:span text:style-name="T13">2</text:span><text:span text:style-name="T3">UserReact</text:span><text:span text:style-name="T9">]</text:span><text:span text:style-name="T3">v</text:span><text:span text:style-name="T9"> = <text:tab/>User reaction forces matrix for body </text:span><text:span text:style-name="T13">2</text:span><text:span text:style-name="T9">, associated with derivative v.</text:span></text:p>
      <text:p text:style-name="P19">[F<text:span text:style-name="T19">1</text:span><text:span text:style-name="T3">HydroReact</text:span><text:span text:style-name="T9">]</text:span><text:span text:style-name="T3">v</text:span><text:span text:style-name="T9"> = <text:tab/>Hydrodynamic reaction forces matrix for body </text:span><text:span text:style-name="T13">1</text:span><text:span text:style-name="T9">, associated with derivative v.</text:span></text:p>
      <text:p text:style-name="P19"><text:span text:style-name="T9">[F</text:span><text:span text:style-name="T13">21</text:span><text:span text:style-name="T3">HydroCross</text:span><text:span text:style-name="T9">]</text:span><text:span text:style-name="T3">v</text:span><text:span text:style-name="T9"> = <text:tab/>Hydrodynamic crossbody matrix </text:span><text:span text:style-name="T13">received </text:span><text:span text:style-name="T9">by body </text:span><text:span text:style-name="T13">2</text:span><text:span text:style-name="T9">, </text:span><text:span text:style-name="T13">sent by </text:span><text:span text:style-name="T9">body </text:span><text:span text:style-name="T13">1</text:span><text:span text:style-name="T9">, for derivative v.</text:span></text:p>
      <text:p text:style-name="P19"><text:span text:style-name="T9">[F</text:span><text:span text:style-name="T13">21</text:span><text:span text:style-name="T3">HydroCross</text:span><text:span text:style-name="T9">]</text:span><text:span text:style-name="T3">v</text:span><text:span text:style-name="T9"> = <text:tab/>Hydrodynamic crossbody matrix </text:span><text:span text:style-name="T13">received</text:span><text:span text:style-name="T9"> by body </text:span><text:span text:style-name="T13">2</text:span><text:span text:style-name="T9">, </text:span><text:span text:style-name="T13">sent by</text:span><text:span text:style-name="T9"> body </text:span><text:span text:style-name="T13">1</text:span><text:span text:style-name="T9">, for derivative v.</text:span></text:p>
      <text:p text:style-name="P19"><text:span text:style-name="T9">[F</text:span><text:span text:style-name="T13">2</text:span><text:span text:style-name="T3">HydroReact</text:span><text:span text:style-name="T9">]</text:span><text:span text:style-name="T3">v</text:span><text:span text:style-name="T9"> = <text:tab/>Hydrodynamic reaction forces matrix for body </text:span><text:span text:style-name="T13">2</text:span><text:span text:style-name="T9">, associated with derivative v.</text:span></text:p>
      <text:h text:style-name="P23" text:outline-level="2">Global Matrix for Body Momentum</text:h>
      <text:p text:style-name="DocText">The body momentum matrix is also assembled. <text:s/>There is only one body momentum matrix, associated with the 2<text:span text:style-name="T8">nd</text:span> order derivative. <text:s/></text:p>
      <text:p text:style-name="DocText"><draw:frame draw:style-name="fr1" draw:name="Object15" text:anchor-type="as-char" svg:width="2.1272in" svg:height="0.4925in" draw:z-index="20"><draw:object xlink:href="./Object 16" xlink:type="simple" xlink:show="embed" xlink:actuate="onLoad"/><draw:image xlink:href="./ObjectReplacements/Object 16" xlink:type="simple" xlink:show="embed" xlink:actuate="onLoad"/></draw:frame><text:tab/></text:p>
      <text:p text:style-name="P15">Equation <text:sequence text:ref-name="refEquation16" text:name="Equation" text:formula="ooow:Equation+1" style:num-format="1">6.2</text:sequence></text:p>
      <text:p text:style-name="P19">Variables:</text:p>
      <text:p text:style-name="P19">subscript 2 = <text:tab/>Second order derivative that forces are associated with.</text:p>
      <text:p text:style-name="P19">[0<text:span text:style-name="T9">] = <text:tab/>Matrix of zeros.</text:span></text:p>
      <text:p text:style-name="P19"><text:span text:style-name="T9">[F</text:span><text:span text:style-name="T15">1</text:span><text:span text:style-name="T3">Mass</text:span><text:span text:style-name="T9">]</text:span><text:span text:style-name="T3">2</text:span><text:span text:style-name="T9"> = <text:tab/>Body moment matrix for body</text:span><text:span text:style-name="T15">1</text:span><text:span text:style-name="T9">.</text:span></text:p>
      <text:p text:style-name="P19"><text:span text:style-name="T9">[F</text:span><text:span text:style-name="T15">2</text:span><text:span text:style-name="T3">Mass</text:span><text:span text:style-name="T9">]</text:span><text:span text:style-name="T3">2</text:span><text:span text:style-name="T9"> = <text:tab/>Body moment matrix for body</text:span><text:span text:style-name="T15">2</text:span><text:span text:style-name="T9">.</text:span></text:p>
      <text:p text:style-name="P12"/>
      <text:p text:style-name="DocText">This mass matrix is then added to the second order reactive force matrix.</text:p>
      <text:p text:style-name="P10"><text:soft-page-break/><draw:frame draw:style-name="fr1" draw:name="Object16" text:anchor-type="as-char" svg:width="1.8689in" svg:height="0.2091in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15"><text:span text:style-name="T9"><text:tab/>Equation </text:span><text:span text:style-name="T9"><text:sequence text:ref-name="refEquation17" text:name="Equation" text:formula="ooow:Equation+1" style:num-format="1">6.3</text:sequence></text:span></text:p>
      <text:p text:style-name="P12"/>
      <text:h text:style-name="P23" text:outline-level="2">Assembly of Global matrix for Active Forces</text:h>
      <text:p text:style-name="P5">Finally, the active forces are assembled into a single global force matrix. <text:s/>There is only one active force matrix. <text:s/>It is not associated with any derivative.</text:p>
      <text:p text:style-name="DocText"><draw:frame draw:style-name="fr1" draw:name="Object14" text:anchor-type="as-char" svg:width="2.5102in" svg:height="0.4945in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><text:tab/>Equation <text:sequence text:ref-name="refEquation18" text:name="Equation" text:formula="ooow:Equation+1" style:num-format="1">6.4</text:sequence></text:p>
      <text:p text:style-name="P19">Variables:</text:p>
      <text:p text:style-name="P19"><text:span text:style-name="T9">[F</text:span><text:span text:style-name="T15">1</text:span><text:span text:style-name="T3">UserActive</text:span><text:span text:style-name="T9">] = <text:tab/>User defined active force for body</text:span><text:span text:style-name="T15">1</text:span><text:span text:style-name="T9">.</text:span></text:p>
      <text:p text:style-name="P19"><text:span text:style-name="T9">[F</text:span><text:span text:style-name="T15">1</text:span><text:span text:style-name="T3">HydroActive</text:span><text:span text:style-name="T9">] = <text:tab/>Hydrodynamic active force for body</text:span><text:span text:style-name="T15">1</text:span><text:span text:style-name="T9">.</text:span></text:p>
      <text:p text:style-name="P19"><text:span text:style-name="T9">[F</text:span><text:span text:style-name="T15">2</text:span><text:span text:style-name="T3">UserActive</text:span><text:span text:style-name="T9">] = <text:tab/>User defined active force for body</text:span><text:span text:style-name="T15">2</text:span><text:span text:style-name="T9">.</text:span></text:p>
      <text:p text:style-name="P19"><text:span text:style-name="T9">[F</text:span><text:span text:style-name="T15">2</text:span><text:span text:style-name="T3">HydroActive</text:span><text:span text:style-name="T9">] = <text:tab/>Hydrodynamic active force for body</text:span><text:span text:style-name="T15">2</text:span><text:span text:style-name="T9">.</text:span></text:p>
      <text:p text:style-name="P12"/>
      <text:p text:style-name="P12">Notice that this is a single column matrix. <text:s/>It only expands in rows for each body addition.</text:p>
      <text:p text:style-name="P12">This completes definition of the global force matrices. <text:s/>There is now one active force matrix. <text:s/>And one reactive force matrix defined for each order of derivative. <text:s/>The next step is to add all the reactive forces into a single matrix.</text:p>
      <text:h text:style-name="P21" text:outline-level="1">Addition of Reactive Forces</text:h>
      <text:p text:style-name="P5">The only thing that differentiates the different reactive forces for each derivative is an appropriate coefficient that must be multiplied to each matrix. <text:s/>The algorithm proceeds through each matrix, adding it to a total.</text:p>
      <text:p text:style-name="DocText"><draw:frame draw:style-name="fr1" draw:name="Object17" text:anchor-type="as-char" svg:width="1.8256in" svg:height="0.4484in" draw:z-index="12"><draw:object xlink:href="./Object 19" xlink:type="simple" xlink:show="embed" xlink:actuate="onLoad"/><draw:image xlink:href="./ObjectReplacements/Object 19" xlink:type="simple" xlink:show="embed" xlink:actuate="onLoad"/></draw:frame><text:tab/></text:p>
      <text:p text:style-name="P15">Equation <text:sequence text:ref-name="refEquation19" text:name="Equation" text:formula="ooow:Equation+1" style:num-format="1">7.1</text:sequence></text:p>
      <text:p text:style-name="P19">Variables:</text:p>
      <text:p text:style-name="P19">[F<text:span text:style-name="T3">react</text:span><text:span text:style-name="T9">]</text:span><text:span text:style-name="T3">v</text:span><text:span text:style-name="T10"> = Reaction force matrix for entire global system.</text:span></text:p>
      <text:p text:style-name="P17"><text:span text:style-name="T18">j</text:span> =<text:tab/>Imaginary number</text:p>
      <text:p text:style-name="P19"><text:span text:style-name="T11">ω</text:span><text:span text:style-name="T12"> = <text:tab/>Wave frequency</text:span></text:p>
      <text:p text:style-name="P18">u = <text:tab/>Order of derivative.</text:p>
      <text:p text:style-name="P11"/>
      <text:p text:style-name="P8">Notice that now the reactive forces are a complex variable matrix. <text:s/>This summation is all that is required to apply the differential equation for this dynamic motion solver.</text:p>
      <text:p text:style-name="P5">We now have a single reactive force matrix (Notice that the subscript is no longer present for the matrix.) <text:s/>This matrix, and the active forces matrix are the only <text:span text:style-name="T22">matrices required to solve the full system of equations for body motions.</text:span></text:p>
      <text:h text:style-name="P21" text:outline-level="1"><text:soft-page-break/>Solution of Equation of Motion</text:h>
      <text:p text:style-name="P8">The first step is to take the inverse of the reaction force matrix. <text:s/>Remember that inversion of this matrix can become very intensive. <text:s/><text:span text:style-name="T22">Depending on the size of the matrix, this process may become very time consuming.</text:span></text:p>
      <text:p text:style-name="DocText"><draw:frame draw:style-name="fr1" draw:name="Object18" text:anchor-type="as-char" svg:width="1.8673in" svg:height="0.2437in" draw:z-index="8"><draw:object xlink:href="./Object 20" xlink:type="simple" xlink:show="embed" xlink:actuate="onLoad"/><draw:image xlink:href="./ObjectReplacements/Object 20" xlink:type="simple" xlink:show="embed" xlink:actuate="onLoad"/></draw:frame><text:tab/></text:p>
      <text:p text:style-name="P15">Equation <text:sequence text:ref-name="refEquation20" text:name="Equation" text:formula="ooow:Equation+1" style:num-format="1">8.1</text:sequence></text:p>
      <text:p text:style-name="P8"/>
      <text:p text:style-name="P8">For the purposes of error capturing, it is useful to know a matrix is invertible only if the determinant of the matrix equals zero.</text:p>
      <text:p text:style-name="DocText"><draw:frame draw:style-name="fr1" draw:name="Object21" text:anchor-type="as-char" svg:width="2.3902in" svg:height="0.2311in" draw:z-index="4"><draw:object xlink:href="./Object 21" xlink:type="simple" xlink:show="embed" xlink:actuate="onLoad"/><draw:image xlink:href="./ObjectReplacements/Object 21" xlink:type="simple" xlink:show="embed" xlink:actuate="onLoad"/></draw:frame><text:tab/></text:p>
      <text:p text:style-name="P15">Equation <text:sequence text:ref-name="refEquation21" text:name="Equation" text:formula="ooow:Equation+1" style:num-format="1">8.2</text:sequence></text:p>
      <text:p text:style-name="P8"/>
      <text:p text:style-name="P8">After the reaction force matrix is inverted, it gets pre-multiplied to the active force matrix. <text:s/>Remember that <text:span text:style-name="T22">the sequence</text:span> of multiplication matters for matrix operations. <text:s/>That is why I say pre-multiply, to mean that the inver<text:span text:style-name="T22">se</text:span> reaction matrix comes first in the multiplication sequence. <text:s/>This provides the solution to the equation of motion.</text:p>
      <text:p text:style-name="DocText"><draw:frame draw:style-name="fr1" draw:name="Object22" text:anchor-type="as-char" svg:width="1.5598in" svg:height="0.2335in" draw:z-index="0"><draw:object xlink:href="./Object 22" xlink:type="simple" xlink:show="embed" xlink:actuate="onLoad"/><draw:image xlink:href="./ObjectReplacements/Object 22" xlink:type="simple" xlink:show="embed" xlink:actuate="onLoad"/></draw:frame><text:tab/></text:p>
      <text:p text:style-name="P15">Equation <text:sequence text:ref-name="refEquation22" text:name="Equation" text:formula="ooow:Equation+1" style:num-format="1">8.3</text:sequence></text:p>
      <text:p text:style-name="P19">Variables:</text:p>
      <text:p text:style-name="P19">[X]<text:span text:style-name="T16"> = <text:tab/>Global solution of equation of motion (complex variables).</text:span></text:p>
      <text:h text:style-name="P22" text:outline-level="1"><text:span text:style-name="T17">Separation and Conversion to Body Coordinate System</text:span></text:h>
      <text:p text:style-name="P28"><text:span text:style-name="T17">Once the motions were solved, they are then separated for each body and converted back to the body coordinate system. <text:s/>This is a two step process. <text:s/>First, the motions are separated out from the global solution matrix. <text:s/>The solution matrix is a column matrix, and the sequence in the matrix matches the order that the bodies were arranged in the original force matrices.</text:span></text:p>
      <text:p text:style-name="P28"><text:span text:style-name="T17"><draw:frame draw:style-name="fr2" draw:name="Object24" text:anchor-type="as-char" svg:width="0.9862in" svg:height="0.4689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DocEquation"><text:span text:style-name="T17">Equation </text:span><text:span text:style-name="T17"><text:sequence text:ref-name="refEquation23" text:name="Equation" text:formula="ooow:Equation+1" style:num-format="1">9.1</text:sequence></text:span></text:p>
      <text:p text:style-name="DocVariableDef"><text:span text:style-name="T17">Variables:</text:span></text:p>
      <text:p text:style-name="DocVariableDef"><text:span text:style-name="T17">[X1]</text:span><text:span text:style-name="T5">G</text:span><text:span text:style-name="T17"> = <text:tab/>Solution matrix for body1, in the global coordinate system.</text:span></text:p>
      <text:p text:style-name="DocVariableDef"><text:span text:style-name="T17">[X2]</text:span><text:span text:style-name="T5">G</text:span><text:span text:style-name="T17"> = <text:tab/>Solution matrix for body2, in the global coordinate system.</text:span></text:p>
      <text:p text:style-name="P33"><text:span text:style-name="T17"/></text:p>
      <text:p text:style-name="P33"><text:span text:style-name="T17">The values are pulled out and assigned to their own matrix. <text:s/>Next, each matrix is converted back into the body coordinate system.</text:span></text:p>
      <text:p text:style-name="P33"><text:span text:style-name="T17"><draw:frame draw:style-name="fr2" draw:name="Object25" text:anchor-type="as-char" svg:width="1.2638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3"><text:span text:style-name="T17"><draw:frame draw:style-name="fr2" draw:name="Object26" text:anchor-type="as-char" svg:width="1.2744in" svg:height="0.2091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DocEquation"><text:span text:style-name="T17">Equation </text:span><text:span text:style-name="T17"><text:sequence text:ref-name="refEquation24" text:name="Equation" text:formula="ooow:Equation+1" style:num-format="1">9.2</text:sequence></text:span></text:p>
      <text:p text:style-name="DocVariableDef"><text:span text:style-name="T17">Variables:</text:span></text:p>
      <text:p text:style-name="DocVariableDef"><text:span text:style-name="T17">[X1] = <text:tab/>Solution matrix for body1, in the coordinate system for body1.</text:span></text:p>
      <text:p text:style-name="DocVariableDef"><text:span text:style-name="T17">[X2] = <text:tab/>Solution matrix for body2, in the coordinate system for body2.</text:span></text:p>
      <text:p text:style-name="DocVariableDef"><text:soft-page-break/><text:span text:style-name="T17">[D1] = <text:tab/>Conversion matrix from global coordinate system to body coordinate system for body1.</text:span></text:p>
      <text:p text:style-name="DocVariableDef"><text:span text:style-name="T17">[D2] = <text:tab/>Conversion matrix from global coordinate system to body coordinate system for body2.</text:span></text:p>
      <text:h text:style-name="P21" text:outline-level="1">Conclusion</text:h>
      <text:p text:style-name="P5">That completes the mathematics for the motion solver. <text:s/>The solver assembles all these matrices from the individual bodies. <text:s/>It combines the matrices and and inverts the reaction force matrix. <text:s/>This is pre-multiplied to the active force matrix to produce the solution. <text:s/>Results for motions are returned to their respective bod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40_motion_solver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4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20:22:06</meta:creation-date>
    <meta:editing-cycles>9</meta:editing-cycles>
    <meta:editing-duration>PT14M59S</meta:editing-duration>
    <dc:description>oFreq Motion Solver algorithm
</dc:description>
    <dc:subject>T04-0040</dc:subject>
    <dc:title>Dynamic Motion Solver</dc:title>
    <dc:date>2014-04-16T21:25:20</dc:date>
    <meta:document-statistic meta:table-count="0" meta:image-count="0" meta:object-count="26" meta:page-count="10" meta:paragraph-count="213" meta:word-count="2614" meta:character-count="15883" meta:non-whitespace-character-count="132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under accentunder="true">
          <msub>
            <mrow>
              <mo stretchy="false">[</mo>
              <mrow>
                <msub>
                  <mi mathvariant="italic">F1</mi>
                  <mi mathvariant="italic">UserActive</mi>
                </msub>
              </mrow>
              <mo stretchy="false">]</mo>
            </mrow>
            <mi>u</mi>
          </msub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0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50</mn>
                    </msub>
                  </mrow>
                </mtd>
              </mtr>
            </mtable>
          </mrow>
        </mfenced>
      </mrow>
    </mrow>
    <annotation encoding="StarMath 5.0">underline [F1_UserActive]_u = left [ stack {
(F_R + i F_I)_00 #
(F_R + i F_I)_10 #
... #
(F_R + i F_I)_50
} right ]</annotation>
  </semantics>
</math>
</file>

<file path=Object 10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HydroReact</mi>
              </msub>
            </mrow>
            <mo stretchy="false">]</mo>
          </mrow>
          <mn>0</mn>
        </msub>
        <mo stretchy="false">=</mo>
        <mfenced open="[" close="]">
          <mrow>
            <mtable>
              <mtr>
                <mtd>
                  <mrow>
                    <msub>
                      <mi>H</mi>
                      <mn>12</mn>
                    </msub>
                  </mrow>
                </mtd>
                <mtd>
                  <mrow>
                    <msub>
                      <mi>H</mi>
                      <mn>1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16</mn>
                    </msub>
                  </mrow>
                </mtd>
              </mtr>
              <mtr>
                <mtd>
                  <mrow>
                    <msub>
                      <mi>H</mi>
                      <mn>21</mn>
                    </msub>
                  </mrow>
                </mtd>
                <mtd>
                  <mrow>
                    <msub>
                      <mi>H</mi>
                      <mn>2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26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H</mi>
                      <mn>61</mn>
                    </msub>
                  </mrow>
                </mtd>
                <mtd>
                  <mrow>
                    <msub>
                      <mi>H</mi>
                      <mn>6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66</mn>
                    </msub>
                  </mrow>
                </mtd>
              </mtr>
            </mtable>
          </mrow>
        </mfenced>
      </mrow>
    </mrow>
    <annotation encoding="StarMath 5.0">[F1_HydroReact]_0 = left [ matrix {
H_12 # H_12 # ... # H_16 ##
H_21 # H_22 # ... # H_26 ##
... # ... # ... # ... ##
H_61 # H_62 # ... # H_66
} right ]</annotation>
  </semantics>
</math>
</file>

<file path=Object 11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HydroReact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i>B</mi>
                      <mn>11</mn>
                    </msub>
                  </mrow>
                </mtd>
                <mtd>
                  <mrow>
                    <msub>
                      <mi>B</mi>
                      <mn>1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16</mn>
                    </msub>
                  </mrow>
                </mtd>
              </mtr>
              <mtr>
                <mtd>
                  <mrow>
                    <msub>
                      <mi>B</mi>
                      <mn>21</mn>
                    </msub>
                  </mrow>
                </mtd>
                <mtd>
                  <mrow>
                    <msub>
                      <mi>B</mi>
                      <mn>2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26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B</mi>
                      <mn>61</mn>
                    </msub>
                  </mrow>
                </mtd>
                <mtd>
                  <mrow>
                    <msub>
                      <mi>B</mi>
                      <mn>6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66</mn>
                    </msub>
                  </mrow>
                </mtd>
              </mtr>
            </mtable>
          </mrow>
        </mfenced>
      </mrow>
    </mrow>
    <annotation encoding="StarMath 5.0">[F1_HydroReact]_2 = left [ matrix {
B_11 # B_12 # ... # B_16 ##
B_21 # B_22 # ... # B_26 ##
... # ... # ... # ... ##
B_61 # B_62 # ... # B_66
} right ]</annotation>
  </semantics>
</math>
</file>

<file path=Object 12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HydroReact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i>A</mi>
                      <mn>11</mn>
                    </msub>
                  </mrow>
                </mtd>
                <mtd>
                  <mrow>
                    <msub>
                      <mi>A</mi>
                      <mn>1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16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</mrow>
                </mtd>
                <mtd>
                  <mrow>
                    <msub>
                      <mi>A</mi>
                      <mn>2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26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A</mi>
                      <mn>61</mn>
                    </msub>
                  </mrow>
                </mtd>
                <mtd>
                  <mrow>
                    <msub>
                      <mi>A</mi>
                      <mn>6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66</mn>
                    </msub>
                  </mrow>
                </mtd>
              </mtr>
            </mtable>
          </mrow>
        </mfenced>
      </mrow>
    </mrow>
    <annotation encoding="StarMath 5.0">[F1_HydroReact]_2 = left [ matrix {
A_11 # A_12 # ... # A_16 ##
A_21 # A_22 # ... # A_26 ##
... # ... # ... # ... ##
A_61 # A_62 # ... # A_66
} right ]</annotation>
  </semantics>
</math>
</file>

<file path=Object 1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2</mi>
                <mi mathvariant="italic">HydroCross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sub>
                      <mi>C</mi>
                      <mn>11</mn>
                    </msub>
                  </mrow>
                </mtd>
                <mtd>
                  <mrow>
                    <msub>
                      <mi>C</mi>
                      <mn>12</mn>
                    </msub>
                  </mrow>
                </mtd>
                <mtd>
                  <mrow>
                    <msub>
                      <mi>C</mi>
                      <mn>13</mn>
                    </msub>
                  </mrow>
                </mtd>
              </mtr>
              <mtr>
                <mtd>
                  <mrow>
                    <msub>
                      <mi>C</mi>
                      <mn>21</mn>
                    </msub>
                  </mrow>
                </mtd>
                <mtd>
                  <mrow>
                    <msub>
                      <mi>C</mi>
                      <mn>22</mn>
                    </msub>
                  </mrow>
                </mtd>
                <mtd>
                  <mrow>
                    <msub>
                      <mi>C</mi>
                      <mn>23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C</mi>
                      <mn>61</mn>
                    </msub>
                  </mrow>
                </mtd>
                <mtd>
                  <mrow>
                    <msub>
                      <mi>C</mi>
                      <mn>62</mn>
                    </msub>
                  </mrow>
                </mtd>
                <mtd>
                  <mrow>
                    <msub>
                      <mi>C</mi>
                      <mn>63</mn>
                    </msub>
                  </mrow>
                </mtd>
              </mtr>
            </mtable>
          </mrow>
        </mfenced>
      </mrow>
    </mrow>
    <annotation encoding="StarMath 5.0">[F12_HydroCross]_v = left [ matrix {
C_11 # C_12 # C_13 ##
C_21 # C_22 # C_23 ##
... # ... # ... ##
C_61 # C_62 # C_63
} right ]</annotation>
  </semantics>
</math>
</file>

<file path=Object 14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sub>
                      <mi>I</mi>
                      <mi mathvariant="italic">xx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y</mi>
                      </msub>
                    </mrow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z</mi>
                      </msub>
                    </mrow>
                  </mrow>
                </mtd>
              </mtr>
              <mtr>
                <mtd>
                  <mrow>
                    <mrow>
                      <mo stretchy="false">+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y</mi>
                      </msub>
                    </mrow>
                  </mrow>
                </mtd>
                <mtd>
                  <mrow>
                    <msub>
                      <mi>I</mi>
                      <mi mathvariant="italic">yy</mi>
                    </msub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yz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row>
                      <mo stretchy="false">+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xz</mi>
                      </msub>
                    </mrow>
                  </mrow>
                </mtd>
                <mtd>
                  <mrow>
                    <mrow>
                      <mo stretchy="false">−</mo>
                      <msub>
                        <mi>I</mi>
                        <mi mathvariant="italic">yz</mi>
                      </msub>
                    </mrow>
                  </mrow>
                </mtd>
                <mtd>
                  <mrow>
                    <msub>
                      <mi>I</mi>
                      <mi mathvariant="italic">zz</mi>
                    </msub>
                  </mrow>
                </mtd>
              </mtr>
            </mtable>
          </mrow>
        </mfenced>
      </mrow>
    </mrow>
    <annotation encoding="StarMath 5.0">[F1_Mass]_2 = left [ matrix {

M # 0 # 0 # 0 # +M z_g # -M y_g ## 

0 # M # 0 # -M z_g # 0 # +M x_g ##

0 # 0 # M # +M y_g # -M x_g # 0 ##

0 # -M z_g # +M y_g # I_xx # -I_xy # -I_xz ##

+M z_g # 0 # -M x_g # -I_xy # I_yy # -I_yz ##

-M y_g # +M x_g # 0 # -I_xz # -I_yz # I_zz

} right ]</annotation>
  </semantics>
</math>
</file>

<file path=Object 15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1</mi>
                              <mi mathvariant="italic">UserReact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1</mi>
                              <mi mathvariant="italic">HydroReact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12</mi>
                              <mi mathvariant="italic">UserCross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12</mi>
                              <mi mathvariant="italic">HydroCross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</mtr>
              <mtr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21</mi>
                              <mi mathvariant="italic">UserCross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21</mi>
                              <mi mathvariant="italic">HydroCross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  <mtd>
                  <mrow>
                    <mrow>
                      <msub>
                        <mrow>
                          <mo stretchy="false">[</mo>
                          <mrow>
                            <msub>
                              <mi mathvariant="italic">F2</mi>
                              <mi mathvariant="italic">UserReact</mi>
                            </msub>
                          </mrow>
                          <mo stretchy="false">]</mo>
                        </mrow>
                        <mi>v</mi>
                      </msub>
                      <mo stretchy="false">+</mo>
                      <msub>
                        <mrow>
                          <mo stretchy="false">[</mo>
                          <mrow>
                            <msub>
                              <mi mathvariant="italic">F2</mi>
                              <mi mathvariant="italic">HydroReact</mi>
                            </msub>
                          </mrow>
                          <mo stretchy="false">]</mo>
                        </mrow>
                        <mi>v</mi>
                      </msub>
                    </mrow>
                  </mrow>
                </mtd>
              </mtr>
            </mtable>
          </mrow>
        </mfenced>
      </mrow>
    </mrow>
    <annotation encoding="StarMath 5.0">[F_React]_v = left [ matrix {
[F1_UserReact]_v + [F1_HydroReact]_v # [F12_UserCross]_v + [F12_HydroCross]_v ##
[F21_UserCross]_v + [F21_HydroCross]_v # [F2_UserReact]_v + [F2_HydroReact]_v
} right ]</annotation>
  </semantics>
</math>
</file>

<file path=Object 16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sub>
                            <mi mathvariant="italic">F1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</mtr>
              <mtr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2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[F_Mass]_2 = left [ matrix {
[F1_Mass]_2 # [0] ##
[0] # [F2_Mass]_2
} right ]</annotation>
  </semantics>
</math>
</file>

<file path=Object 17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n>2</mn>
        </msub>
        <mo stretchy="false">=</mo>
        <mrow>
          <msub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n>2</mn>
          </msub>
          <mo stretchy="false">+</mo>
          <msub>
            <mrow>
              <mo stretchy="false">[</mo>
              <mrow>
                <msub>
                  <mi>F</mi>
                  <mi mathvariant="italic">Mass</mi>
                </msub>
              </mrow>
              <mo stretchy="false">]</mo>
            </mrow>
            <mn>2</mn>
          </msub>
        </mrow>
      </mrow>
    </mrow>
    <annotation encoding="StarMath 5.0">[F_React]_2 = [F_React]_2 + [F_Mass]_2</annotation>
  </semantics>
</math>
</file>

<file path=Object 18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>F</mi>
                <mi mathvariant="italic">Active</mi>
              </msub>
            </mrow>
            <mo stretchy="false">]</mo>
          </mrow>
          <mo>̲</mo>
        </munder>
        <mo stretchy="false">=</mo>
        <mfenced open="[" close="]">
          <mrow>
            <mtable>
              <mtr>
                <mtd>
                  <mrow>
                    <mrow>
                      <munder accentunder="true">
                        <mrow>
                          <mo stretchy="false">[</mo>
                          <mrow>
                            <msub>
                              <mi mathvariant="italic">F1</mi>
                              <mi mathvariant="italic">UserActive</mi>
                            </msub>
                          </mrow>
                          <mo stretchy="false">]</mo>
                        </mrow>
                        <mo>̲</mo>
                      </munder>
                      <mo stretchy="false">+</mo>
                      <munder accentunder="true">
                        <mrow>
                          <mo stretchy="false">[</mo>
                          <mrow>
                            <msub>
                              <mi mathvariant="italic">F1</mi>
                              <mi mathvariant="italic">HydroActive</mi>
                            </msub>
                          </mrow>
                          <mo stretchy="false">]</mo>
                        </mrow>
                        <mo>̲</mo>
                      </munder>
                    </mrow>
                  </mrow>
                </mtd>
              </mtr>
              <mtr>
                <mtd>
                  <mrow>
                    <mrow>
                      <munder accentunder="true">
                        <mrow>
                          <mo stretchy="false">[</mo>
                          <mrow>
                            <msub>
                              <mi mathvariant="italic">F2</mi>
                              <mi mathvariant="italic">UserActive</mi>
                            </msub>
                          </mrow>
                          <mo stretchy="false">]</mo>
                        </mrow>
                        <mo>̲</mo>
                      </munder>
                      <mo stretchy="false">+</mo>
                      <munder accentunder="true">
                        <mrow>
                          <mo stretchy="false">[</mo>
                          <mrow>
                            <msub>
                              <mi mathvariant="italic">F2</mi>
                              <mi mathvariant="italic">HydroActive</mi>
                            </msub>
                          </mrow>
                          <mo stretchy="false">]</mo>
                        </mrow>
                        <mo>̲</mo>
                      </munder>
                    </mrow>
                  </mrow>
                </mtd>
              </mtr>
            </mtable>
          </mrow>
        </mfenced>
      </mrow>
    </mrow>
    <annotation encoding="StarMath 5.0">underline [ F_Active] = left [ matrix {
underline [F1_UserActive] + underline [F1_HydroActive] ##
underline [F2_UserActive] + underline [F2_HydroActive] 
} right ]</annotation>
  </semantics>
</math>
</file>

<file path=Object 19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>F</mi>
                <mi mathvariant="italic">React</mi>
              </msub>
            </mrow>
            <mo stretchy="false">]</mo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under accentunder="true">
            <msub>
              <mrow>
                <mo stretchy="false">[</mo>
                <mrow>
                  <msub>
                    <mi>F</mi>
                    <mi mathvariant="italic">React</mi>
                  </msub>
                </mrow>
                <mo stretchy="false">]</mo>
              </mrow>
              <mi>v</mi>
            </msub>
            <mo>̲</mo>
          </munder>
        </mrow>
      </mrow>
      <msup>
        <mrow>
          <mo stretchy="false">(</mo>
          <mrow>
            <mi>j</mi>
            <mo stretchy="false">ω</mo>
          </mrow>
          <mo stretchy="false">)</mo>
        </mrow>
        <mi>u</mi>
      </msup>
    </mrow>
    <annotation encoding="StarMath 5.0">underline [F_React] = sum from u = 0 to n underline [F_React]_v (j %omega)^u </annotation>
  </semantics>
</math>
</file>

<file path=Object 2/content.xml><?xml version="1.0" encoding="utf-8"?>
<math xmlns="http://www.w3.org/1998/Math/MathML">
  <semantics>
    <mrow>
      <mrow>
        <munder accentunder="true">
          <msub>
            <mrow>
              <mo stretchy="false">[</mo>
              <mrow>
                <msub>
                  <mi mathvariant="italic">F2</mi>
                  <mi mathvariant="italic">UserActive</mi>
                </msub>
              </mrow>
              <mo stretchy="false">]</mo>
            </mrow>
            <mi>u</mi>
          </msub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underline [F2_UserActive]_u = left [ stack {
(F_R + i F_I)_0 #
(F_R + i F_I)_1 #
(F_R + i F_I)_2
} right ]</annotation>
  </semantics>
</math>
</file>

<file path=Object 20/content.xml><?xml version="1.0" encoding="utf-8"?>
<math xmlns="http://www.w3.org/1998/Math/MathML">
  <semantics>
    <mrow>
      <mrow>
        <munder accentunder="true">
          <msup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row>
              <mo stretchy="false">−</mo>
              <mn>1</mn>
            </mrow>
          </msup>
          <mo>̲</mo>
        </munder>
        <mo stretchy="false">=</mo>
        <mi mathvariant="italic">inverse</mi>
      </mrow>
      <mfenced open="(" close=")">
        <mrow>
          <munder accentunder="true"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o>̲</mo>
          </munder>
        </mrow>
      </mfenced>
    </mrow>
    <annotation encoding="StarMath 5.0">underline [F_React]^-1 = inverse left ( underline [F_React] right )</annotation>
  </semantics>
</math>
</file>

<file path=Object 21/content.xml><?xml version="1.0" encoding="utf-8"?>
<math xmlns="http://www.w3.org/1998/Math/MathML">
  <semantics>
    <mrow>
      <mrow>
        <mrow>
          <mo stretchy="false">∣</mo>
          <mrow>
            <munder accentunder="true">
              <mrow>
                <mo stretchy="false">[</mo>
                <mrow>
                  <msub>
                    <mi>F</mi>
                    <mi mathvariant="italic">React</mi>
                  </msub>
                </mrow>
                <mo stretchy="false">]</mo>
              </mrow>
              <mo>̲</mo>
            </munder>
          </mrow>
          <mo stretchy="false">∣</mo>
        </mrow>
        <mo stretchy="false">=</mo>
        <mi mathvariant="italic">determinant</mi>
      </mrow>
      <mrow>
        <mfenced open="(" close=")">
          <mrow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</mrow>
        </mfenced>
        <mo stretchy="false">=</mo>
        <mn>0</mn>
      </mrow>
    </mrow>
    <annotation encoding="StarMath 5.0">lline underline [ F_React ] rline    = determinant left ([F_React] right ) = 0</annotation>
  </semantics>
</math>
</file>

<file path=Object 22/content.xml><?xml version="1.0" encoding="utf-8"?>
<math xmlns="http://www.w3.org/1998/Math/MathML">
  <semantics>
    <mrow>
      <mrow>
        <munder accentunder="true">
          <mrow>
            <mo stretchy="false">[</mo>
            <mrow>
              <mi>X</mi>
            </mrow>
            <mo stretchy="false">]</mo>
          </mrow>
          <mo>̲</mo>
        </munder>
        <mo stretchy="false">=</mo>
        <munder accentunder="true">
          <msup>
            <mrow>
              <mo stretchy="false">[</mo>
              <mrow>
                <msub>
                  <mi>F</mi>
                  <mi mathvariant="italic">React</mi>
                </msub>
              </mrow>
              <mo stretchy="false">]</mo>
            </mrow>
            <mrow>
              <mo stretchy="false">−</mo>
              <mn>1</mn>
            </mrow>
          </msup>
          <mo>̲</mo>
        </munder>
      </mrow>
      <munder accentunder="true">
        <mrow>
          <mo stretchy="false">[</mo>
          <mrow>
            <msub>
              <mi>F</mi>
              <mi mathvariant="italic">Active</mi>
            </msub>
          </mrow>
          <mo stretchy="false">]</mo>
        </mrow>
        <mo>̲</mo>
      </munder>
    </mrow>
    <annotation encoding="StarMath 5.0">underline [ X ] = underline [ F_React ]^-1 underline [F_Active]</annotation>
  </semantics>
</math>
</file>

<file path=Object 2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2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i>M</mi>
                  </mrow>
                </mtd>
              </mtr>
            </mtable>
          </mrow>
        </mfenced>
      </mrow>
    </mrow>
    <annotation encoding="StarMath 5.0">[F2_Mass]_2 = left [ matrix {
M # 0 # 0 ##
0 # M # 0 ##
0 # 0 # M
} right ]</annotation>
  </semantics>
</math>
</file>

<file path=Object 24/content.xml><?xml version="1.0" encoding="utf-8"?>
<math xmlns="http://www.w3.org/1998/Math/MathML">
  <semantics>
    <mrow>
      <mrow>
        <mrow>
          <mo stretchy="false">[</mo>
          <mrow>
            <mi>X</mi>
          </mrow>
          <mo stretchy="false">]</mo>
        </mrow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i mathvariant="italic">X1</mi>
                        </mrow>
                        <mo stretchy="false">]</mo>
                      </mrow>
                      <mi>G</mi>
                    </msub>
                  </mrow>
                </mtd>
              </mtr>
              <mtr>
                <mtd>
                  <mrow>
                    <msub>
                      <mrow>
                        <mo stretchy="false">[</mo>
                        <mrow>
                          <mi mathvariant="italic">X2</mi>
                        </mrow>
                        <mo stretchy="false">]</mo>
                      </mrow>
                      <mi>G</mi>
                    </msub>
                  </mrow>
                </mtd>
              </mtr>
            </mtable>
          </mrow>
        </mfenced>
      </mrow>
    </mrow>
    <annotation encoding="StarMath 5.0">[X] = left [ stack {
[X1]_G #
[X2]_G } right ]</annotation>
  </semantics>
</math>
</file>

<file path=Object 25/content.xml><?xml version="1.0" encoding="utf-8"?>
<math xmlns="http://www.w3.org/1998/Math/MathML">
  <semantics>
    <mrow>
      <mrow>
        <mrow>
          <mo stretchy="false">[</mo>
          <mrow>
            <mi mathvariant="italic">X1</mi>
          </mrow>
          <mo stretchy="false">]</mo>
        </mrow>
        <mo stretchy="false">=</mo>
        <mrow>
          <mo stretchy="false">[</mo>
          <mrow>
            <mi mathvariant="italic">D1</mi>
          </mrow>
          <mo stretchy="false">]</mo>
        </mrow>
      </mrow>
      <msub>
        <mrow>
          <mo stretchy="false">[</mo>
          <mrow>
            <mi mathvariant="italic">X1</mi>
          </mrow>
          <mo stretchy="false">]</mo>
        </mrow>
        <mi>G</mi>
      </msub>
    </mrow>
    <annotation encoding="StarMath 5.0">[X1] = [D1] [X1]_G</annotation>
  </semantics>
</math>
</file>

<file path=Object 26/content.xml><?xml version="1.0" encoding="utf-8"?>
<math xmlns="http://www.w3.org/1998/Math/MathML">
  <semantics>
    <mrow>
      <mrow>
        <mrow>
          <mo stretchy="false">[</mo>
          <mrow>
            <mi mathvariant="italic">X2</mi>
          </mrow>
          <mo stretchy="false">]</mo>
        </mrow>
        <mo stretchy="false">=</mo>
        <mrow>
          <mo stretchy="false">[</mo>
          <mrow>
            <mi mathvariant="italic">D2</mi>
          </mrow>
          <mo stretchy="false">]</mo>
        </mrow>
      </mrow>
      <msub>
        <mrow>
          <mo stretchy="false">[</mo>
          <mrow>
            <mi mathvariant="italic">X2</mi>
          </mrow>
          <mo stretchy="false">]</mo>
        </mrow>
        <mi>G</mi>
      </msub>
    </mrow>
    <annotation encoding="StarMath 5.0">[X2] = [D2] [X2]_G</annotation>
  </semantics>
</math>
</file>

<file path=Object 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16</mn>
                    </msub>
                  </mrow>
                </mtd>
              </mtr>
              <mtr>
                <mtd>
                  <mrow>
                    <msub>
                      <mi>k</mi>
                      <mn>21</mn>
                    </msub>
                  </mrow>
                </mtd>
                <mtd>
                  <mrow>
                    <msub>
                      <mi>k</mi>
                      <mn>2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26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sub>
                      <mi>k</mi>
                      <mn>62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66</mn>
                    </msub>
                  </mrow>
                </mtd>
              </mtr>
            </mtable>
          </mrow>
        </mfenced>
      </mrow>
    </mrow>
    <annotation encoding="StarMath 5.0">[F1_UserReact]_uv = left [ matrix {
k_11 # k_12 # ... # k_16 ##
k_21 # k_22 # ... # k_26 ##
... # ... # ... # ... ##
k_61 # k_62 # ... # k_66
} right ]</annotation>
  </semantics>
</math>
</file>

<file path=Object 4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2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  <mtd>
                  <mrow>
                    <msub>
                      <mi>k</mi>
                      <mn>13</mn>
                    </msub>
                  </mrow>
                </mtd>
              </mtr>
              <mtr>
                <mtd>
                  <mrow>
                    <msub>
                      <mi>k</mi>
                      <mn>21</mn>
                    </msub>
                  </mrow>
                </mtd>
                <mtd>
                  <mrow>
                    <msub>
                      <mi>k</mi>
                      <mn>22</mn>
                    </msub>
                  </mrow>
                </mtd>
                <mtd>
                  <mrow>
                    <msub>
                      <mi>k</mi>
                      <mn>23</mn>
                    </msub>
                  </mrow>
                </mtd>
              </mtr>
              <mtr>
                <mtd>
                  <mrow>
                    <msub>
                      <mi>k</mi>
                      <mn>31</mn>
                    </msub>
                  </mrow>
                </mtd>
                <mtd>
                  <mrow>
                    <msub>
                      <mi>k</mi>
                      <mn>32</mn>
                    </msub>
                  </mrow>
                </mtd>
                <mtd>
                  <mrow>
                    <msub>
                      <mi>k</mi>
                      <mn>33</mn>
                    </msub>
                  </mrow>
                </mtd>
              </mtr>
            </mtable>
          </mrow>
        </mfenced>
      </mrow>
    </mrow>
    <annotation encoding="StarMath 5.0">[F2_UserReact]_uv = left [ matrix {
k_11 # k_12 # k_13 ##
k_21 # k_22 #  k_23 ##
k_31 # k_32 # k_33
} right ]</annotation>
  </semantics>
</math>
</file>

<file path=Object 5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2</mi>
                <mi mathvariant="italic">UserCross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  <mtd>
                  <mrow>
                    <msub>
                      <mi>k</mi>
                      <mn>13</mn>
                    </msub>
                  </mrow>
                </mtd>
              </mtr>
              <mtr>
                <mtd>
                  <mrow>
                    <msub>
                      <mi>k</mi>
                      <mn>21</mn>
                    </msub>
                  </mrow>
                </mtd>
                <mtd>
                  <mrow>
                    <msub>
                      <mi>k</mi>
                      <mn>22</mn>
                    </msub>
                  </mrow>
                </mtd>
                <mtd>
                  <mrow>
                    <msub>
                      <mi>k</mi>
                      <mn>23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sub>
                      <mi>k</mi>
                      <mn>62</mn>
                    </msub>
                  </mrow>
                </mtd>
                <mtd>
                  <mrow>
                    <msub>
                      <mi>k</mi>
                      <mn>63</mn>
                    </msub>
                  </mrow>
                </mtd>
              </mtr>
            </mtable>
          </mrow>
        </mfenced>
      </mrow>
    </mrow>
    <annotation encoding="StarMath 5.0">[F12_UserCross]_uv = left [ matrix {
k_11 # k_12 # k_13 ##
k_21 # k_22 # k_23 ##
... # ... # ... ##
k_61 # k_62 # k_63
} right ]</annotation>
  </semantics>
</math>
</file>

<file path=Object 6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 mathvariant="italic">F1</mi>
                <mi mathvariant="italic">UserActive</mi>
              </msub>
            </mrow>
            <mo stretchy="false">]</mo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1</mn>
            </mrow>
            <mi>n</mi>
          </munderover>
          <munder accentunder="true">
            <msub>
              <mrow>
                <mo stretchy="false">[</mo>
                <mrow>
                  <msub>
                    <mi mathvariant="italic">F1</mi>
                    <mi mathvariant="italic">UserActive</mi>
                  </msub>
                </mrow>
                <mo stretchy="false">]</mo>
              </mrow>
              <mi>u</mi>
            </msub>
            <mo>̲</mo>
          </munder>
        </mrow>
      </mrow>
    </mrow>
    <annotation encoding="StarMath 5.0">underline [F1_UserActive] = sum from u = 1 to n underline [F1_UserActive]_u</annotation>
  </semantics>
</math>
</file>

<file path=Object 7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UserReact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1</mn>
            </mrow>
            <mi>n</mi>
          </munderover>
          <msub>
            <mrow>
              <mo stretchy="false">[</mo>
              <mrow>
                <msub>
                  <mi mathvariant="italic">F1</mi>
                  <mi mathvariant="italic">UserReact</mi>
                </msub>
              </mrow>
              <mo stretchy="false">]</mo>
            </mrow>
            <mi mathvariant="italic">uv</mi>
          </msub>
        </mrow>
      </mrow>
    </mrow>
    <annotation encoding="StarMath 5.0">[F1_UserReact]_v = sum from u = 1 to n [F1_UserReact]_uv</annotation>
  </semantics>
</math>
</file>

<file path=Object 8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2</mi>
                <mi mathvariant="italic">UserCross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1</mn>
            </mrow>
            <mi>n</mi>
          </munderover>
          <msub>
            <mrow>
              <mo stretchy="false">[</mo>
              <mrow>
                <msub>
                  <mi mathvariant="italic">F12</mi>
                  <mi mathvariant="italic">UserCross</mi>
                </msub>
              </mrow>
              <mo stretchy="false">]</mo>
            </mrow>
            <mi mathvariant="italic">uv</mi>
          </msub>
        </mrow>
      </mrow>
    </mrow>
    <annotation encoding="StarMath 5.0">[F12_UserCross]_v = sum from u = 1 to n [F12_UserCross]_uv</annotation>
  </semantics>
</math>
</file>

<file path=Object 9/content.xml><?xml version="1.0" encoding="utf-8"?>
<math xmlns="http://www.w3.org/1998/Math/MathML">
  <semantics>
    <mrow>
      <mrow>
        <munder accentunder="true">
          <mrow>
            <mo stretchy="false">[</mo>
            <mrow>
              <msub>
                <mi mathvariant="italic">F1</mi>
                <mi mathvariant="italic">HydroActive</mi>
              </msub>
            </mrow>
            <mo stretchy="false">]</mo>
          </mrow>
          <mo>̲</mo>
        </munder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1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21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61</mn>
                    </msub>
                  </mrow>
                </mtd>
              </mtr>
            </mtable>
          </mrow>
        </mfenced>
      </mrow>
    </mrow>
    <annotation encoding="StarMath 5.0">underline [F1_HydroActive] = left [ stack {
(F_R + i F_I)_11 #
(F_R + i F_I)_21 #
... #
(F_R + i F_I)_61
} right ]</annotation>
  </semantics>
</math>
</file>